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4" style:family="paragraph">
      <loext:graphic-properties draw:fill="none"/>
      <style:paragraph-properties fo:text-align="start" style:writing-mode="rl-tb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[</text:span><text:span text:style-name="T1">שם </text:span><text:span text:style-name="T1">המחב</text:span><text:span text:style-name="T1">ר</text:span><text:span text:style-name="T1">]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[נ</text:span><text:span text:style-name="T2">ו</text:span><text:span text:style-name="T2">ש</text:span><text:span text:style-name="T2">א </text:span><text:span text:style-name="T2">ה</text:span><text:span text:style-name="T2">מ</text:span><text:span text:style-name="T2">צ</text:span><text:span text:style-name="T2">ג</text:span><text:span text:style-name="T2">ת</text:span><text:span text:style-name="T2">...</text:span><text:span text:style-name="T2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30">30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</text:span><text:span text:style-name="MT5">כדי </text:span><text:span text:style-name="MT5">לערו</text:span><text:span text:style-name="MT5">ך </text:span><text:span text:style-name="MT5">סגנון </text:span><text:span text:style-name="MT5">כותר</text:span><text:span text:style-name="MT5">ת של </text:span><text:span text:style-name="MT5">תבני</text:span><text:span text:style-name="MT5">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2</meta:editing-cycles>
    <meta:print-date>1999-11-04T13:06:28</meta:print-date>
    <meta:creation-date>1999-10-10T10:49:40</meta:creation-date>
    <dc:date>2019-06-30T11:16:40.966857902</dc:date>
    <meta:editing-duration>P27DT15H20M44S</meta:editing-duration>
    <meta:generator>LibreOffice/6.2.4.2$Linux_X86_64 LibreOffice_project/20$Build-2</meta:generator>
    <dc:creator>Erel Segal-Halevi</dc:creator>
    <meta:document-statistic meta:object-count="4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